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" draw:marker-end-width="0.3cm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Calibri" fo:font-size="16pt" style:font-size-asian="14pt" style:font-size-complex="14pt"/>
    </style:style>
    <style:style style:name="P5" style:family="paragraph">
      <loext:graphic-properties draw:fill="none" draw:fill-color="#ffffff"/>
      <style:text-properties style:font-name="Calibri" fo:font-size="16pt" style:font-size-asian="14pt" style:font-size-complex="14pt"/>
    </style:style>
    <style:style style:name="P6" style:family="paragraph">
      <style:text-properties fo:color="#0000ff" style:font-name="Calibri" fo:font-size="16pt" style:font-size-asian="14pt" style:font-size-complex="14pt"/>
    </style:style>
    <style:style style:name="P7" style:family="paragraph">
      <loext:graphic-properties draw:fill="none" draw:fill-color="#ffffff"/>
      <style:text-properties fo:color="#0000ff" style:font-name="Calibri" fo:font-size="16pt" style:font-size-asian="14pt" style:font-size-complex="14pt"/>
    </style:style>
    <style:style style:name="T1" style:family="text">
      <style:text-properties style:font-name="Calibri" style:font-size-asian="14pt" style:font-size-complex="14pt"/>
    </style:style>
    <style:style style:name="T2" style:family="text">
      <style:text-properties fo:color="#0000ff" style:font-name="Calibri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0.762cm" svg:height="0.762cm" svg:x="2.299cm" svg:y="3.53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3.449cm" svg:y="5.48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5.749cm" svg:y="5.48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7.849cm" svg:y="7.7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7.849cm" svg:y="3.53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62cm" svg:height="0.762cm" svg:x="2.299cm" svg:y="7.73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11.049cm" svg:y="3.531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11.049cm" svg:y="7.73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.95cm" svg:y1="7.842cm" svg:x2="5.86cm" svg:y2="6.132cm" draw:start-shape="id1" draw:start-glue-point="11" draw:end-shape="id2" draw:end-glue-point="7" svg:d="M2950 7842l2910-1710" svg:viewBox="0 0 2911 1711">
          <text:p/>
        </draw:connector>
        <draw:connector draw:style-name="gr3" draw:text-style-name="P3" draw:layer="layout" draw:type="line" svg:x1="3.061cm" svg:y1="8.112cm" svg:x2="7.849cm" svg:y2="8.112cm" draw:start-shape="id1" draw:start-glue-point="10" draw:end-shape="id3" draw:end-glue-point="6" svg:d="M3061 8112h4788" svg:viewBox="0 0 4789 1">
          <text:p/>
        </draw:connector>
        <draw:connector draw:style-name="gr3" draw:text-style-name="P3" draw:layer="layout" draw:type="line" svg:x1="2.95cm" svg:y1="4.182cm" svg:x2="5.86cm" svg:y2="5.592cm" draw:start-shape="id4" draw:start-glue-point="9" draw:end-shape="id2" draw:end-glue-point="5" svg:d="M2950 4182l2910 1410" svg:viewBox="0 0 2911 1411">
          <text:p/>
        </draw:connector>
        <draw:connector draw:style-name="gr3" draw:text-style-name="P3" draw:layer="layout" draw:type="line" svg:x1="3.061cm" svg:y1="3.912cm" svg:x2="7.849cm" svg:y2="3.912cm" draw:start-shape="id4" draw:start-glue-point="10" draw:end-shape="id5" draw:end-glue-point="6" svg:d="M3061 3912h4788" svg:viewBox="0 0 4789 1">
          <text:p/>
        </draw:connector>
        <draw:connector draw:style-name="gr3" draw:text-style-name="P3" draw:layer="layout" draw:type="line" svg:x1="4.211cm" svg:y1="5.862cm" svg:x2="5.749cm" svg:y2="5.862cm" draw:start-shape="id6" draw:start-glue-point="10" draw:end-shape="id2" draw:end-glue-point="6" svg:d="M4211 5862h1538" svg:viewBox="0 0 1539 1">
          <text:p/>
        </draw:connector>
        <draw:connector draw:style-name="gr4" draw:text-style-name="P3" draw:layer="layout" draw:type="line" svg:x1="6.4cm" svg:y1="6.132cm" svg:x2="7.96cm" svg:y2="7.842cm" draw:start-shape="id2" draw:start-glue-point="9" draw:end-shape="id3" draw:end-glue-point="5" svg:d="M6400 6132l1560 1710" svg:viewBox="0 0 1561 1711">
          <text:p/>
        </draw:connector>
        <draw:connector draw:style-name="gr4" draw:text-style-name="P3" draw:layer="layout" draw:type="line" svg:x1="8.23cm" svg:y1="7.731cm" svg:x2="8.23cm" svg:y2="4.293cm" draw:start-shape="id3" draw:start-glue-point="4" draw:end-shape="id5" draw:end-glue-point="8" svg:d="M8230 7731v-3438" svg:viewBox="0 0 1 3439">
          <text:p/>
        </draw:connector>
        <draw:connector draw:style-name="gr4" draw:text-style-name="P3" draw:layer="layout" draw:type="line" svg:x1="8.611cm" svg:y1="8.112cm" svg:x2="11.049cm" svg:y2="8.112cm" draw:start-shape="id3" draw:start-glue-point="10" draw:end-shape="id7" draw:end-glue-point="6" svg:d="M8611 8112h2438" svg:viewBox="0 0 2439 1">
          <text:p/>
        </draw:connector>
        <draw:connector draw:style-name="gr4" draw:text-style-name="P3" draw:layer="layout" draw:type="line" svg:x1="8.611cm" svg:y1="3.912cm" svg:x2="11.049cm" svg:y2="3.912cm" draw:start-shape="id5" draw:start-glue-point="10" draw:end-shape="id8" draw:end-glue-point="6" svg:d="M8611 3912h2438" svg:viewBox="0 0 2439 1">
          <text:p/>
        </draw:connector>
        <draw:connector draw:style-name="gr4" draw:text-style-name="P3" draw:layer="layout" draw:type="line" svg:x1="8.5cm" svg:y1="4.182cm" svg:x2="11.16cm" svg:y2="7.842cm" draw:start-shape="id5" draw:start-glue-point="9" draw:end-shape="id7" draw:end-glue-point="5" svg:d="M8500 4182l2660 3660" svg:viewBox="0 0 2661 3661">
          <text:p/>
        </draw:connector>
        <draw:connector draw:style-name="gr4" draw:text-style-name="P3" draw:layer="layout" draw:type="line" svg:x1="11.43cm" svg:y1="4.293cm" svg:x2="11.43cm" svg:y2="7.731cm" draw:start-shape="id8" draw:start-glue-point="8" draw:end-shape="id7" draw:end-glue-point="4" svg:d="M11430 4293v3438" svg:viewBox="0 0 1 3439">
          <text:p/>
        </draw:connector>
        <draw:connector draw:style-name="gr4" draw:text-style-name="P3" draw:layer="layout" draw:type="line" svg:x1="2.68cm" svg:y1="4.293cm" svg:x2="3.83cm" svg:y2="5.481cm" draw:start-shape="id4" draw:start-glue-point="8" draw:end-shape="id6" draw:end-glue-point="4" svg:d="M2680 4293l1150 1188" svg:viewBox="0 0 1151 1189">
          <text:p/>
        </draw:connector>
        <draw:connector draw:style-name="gr4" draw:text-style-name="P3" draw:layer="layout" draw:type="line" svg:x1="2.68cm" svg:y1="7.731cm" svg:x2="3.83cm" svg:y2="6.243cm" draw:start-shape="id1" draw:start-glue-point="4" draw:end-shape="id6" draw:end-glue-point="8" svg:d="M2680 7731l1150-1488" svg:viewBox="0 0 1151 1489">
          <text:p/>
        </draw:connector>
        <draw:connector draw:style-name="gr4" draw:text-style-name="P3" draw:layer="layout" draw:type="line" svg:x1="6.4cm" svg:y1="5.592cm" svg:x2="7.96cm" svg:y2="4.182cm" draw:start-shape="id2" draw:start-glue-point="11" draw:end-shape="id5" draw:end-glue-point="7" svg:d="M6400 5592l1560-1410" svg:viewBox="0 0 1561 1411">
          <text:p/>
        </draw:connector>
        <draw:connector draw:style-name="gr4" draw:text-style-name="P3" draw:layer="layout" draw:type="line" svg:x1="8.5cm" svg:y1="7.842cm" svg:x2="11.16cm" svg:y2="4.182cm" draw:start-shape="id3" draw:start-glue-point="11" draw:end-shape="id8" draw:end-glue-point="7" svg:d="M8500 7842l2660-3660" svg:viewBox="0 0 2661 3661">
          <text:p/>
        </draw:connector>
        <draw:frame draw:style-name="gr5" draw:text-style-name="P5" draw:layer="layout" svg:width="0.786cm" svg:height="0.814cm" svg:x="2.551cm" svg:y="6.515cm">
          <draw:text-box>
            <text:p text:style-name="P4"><text:span text:style-name="T1">5</text:span></text:p>
          </draw:text-box>
        </draw:frame>
        <draw:frame draw:style-name="gr5" draw:text-style-name="P5" draw:layer="layout" svg:width="0.786cm" svg:height="0.814cm" svg:x="2.551cm" svg:y="4.615cm">
          <draw:text-box>
            <text:p text:style-name="P4"><text:span text:style-name="T1">3</text:span></text:p>
          </draw:text-box>
        </draw:frame>
        <draw:frame draw:style-name="gr5" draw:text-style-name="P5" draw:layer="layout" svg:width="0.786cm" svg:height="0.814cm" svg:x="4.551cm" svg:y="6.615cm">
          <draw:text-box>
            <text:p text:style-name="P4"><text:span text:style-name="T1">8</text:span></text:p>
          </draw:text-box>
        </draw:frame>
        <draw:frame draw:style-name="gr5" draw:text-style-name="P7" draw:layer="layout" svg:width="1.319cm" svg:height="0.814cm" svg:x="4.551cm" svg:y="8.015cm">
          <draw:text-box>
            <text:p text:style-name="P6"><text:span text:style-name="T2">y=3</text:span></text:p>
          </draw:text-box>
        </draw:frame>
        <draw:frame draw:style-name="gr5" draw:text-style-name="P5" draw:layer="layout" svg:width="0.786cm" svg:height="0.814cm" svg:x="4.351cm" svg:y="5.715cm">
          <draw:text-box>
            <text:p text:style-name="P4"><text:span text:style-name="T1">3</text:span></text:p>
          </draw:text-box>
        </draw:frame>
        <draw:frame draw:style-name="gr5" draw:text-style-name="P7" draw:layer="layout" svg:width="1.289cm" svg:height="0.814cm" svg:x="4.551cm" svg:y="3.315cm">
          <draw:text-box>
            <text:p text:style-name="P6"><text:span text:style-name="T2">z=4</text:span></text:p>
          </draw:text-box>
        </draw:frame>
        <draw:frame draw:style-name="gr5" draw:text-style-name="P5" draw:layer="layout" svg:width="0.786cm" svg:height="0.814cm" svg:x="4.551cm" svg:y="4.515cm">
          <draw:text-box>
            <text:p text:style-name="P4"><text:span text:style-name="T1">7</text:span></text:p>
          </draw:text-box>
        </draw:frame>
        <draw:frame draw:style-name="gr5" draw:text-style-name="P5" draw:layer="layout" svg:width="0.786cm" svg:height="0.814cm" svg:x="9.451cm" svg:y="3.315cm">
          <draw:text-box>
            <text:p text:style-name="P4"><text:span text:style-name="T1">2</text:span></text:p>
          </draw:text-box>
        </draw:frame>
        <draw:frame draw:style-name="gr5" draw:text-style-name="P5" draw:layer="layout" svg:width="0.786cm" svg:height="0.814cm" svg:x="6.551cm" svg:y="4.415cm">
          <draw:text-box>
            <text:p text:style-name="P4"><text:span text:style-name="T1">7</text:span></text:p>
          </draw:text-box>
        </draw:frame>
        <draw:frame draw:style-name="gr5" draw:text-style-name="P5" draw:layer="layout" svg:width="0.786cm" svg:height="0.814cm" svg:x="6.451cm" svg:y="6.615cm">
          <draw:text-box>
            <text:p text:style-name="P4"><text:span text:style-name="T1">1</text:span></text:p>
          </draw:text-box>
        </draw:frame>
        <draw:frame draw:style-name="gr5" draw:text-style-name="P5" draw:layer="layout" svg:width="0.786cm" svg:height="0.814cm" svg:x="9.451cm" svg:y="8.015cm">
          <draw:text-box>
            <text:p text:style-name="P4"><text:span text:style-name="T1">9</text:span></text:p>
          </draw:text-box>
        </draw:frame>
        <draw:frame draw:style-name="gr5" draw:text-style-name="P5" draw:layer="layout" svg:width="0.786cm" svg:height="0.814cm" svg:x="11.251cm" svg:y="5.515cm">
          <draw:text-box>
            <text:p text:style-name="P4"><text:span text:style-name="T1">7</text:span></text:p>
          </draw:text-box>
        </draw:frame>
        <draw:frame draw:style-name="gr5" draw:text-style-name="P5" draw:layer="layout" svg:width="0.786cm" svg:height="0.814cm" svg:x="7.651cm" svg:y="5.515cm">
          <draw:text-box>
            <text:p text:style-name="P4"><text:span text:style-name="T1">6</text:span></text:p>
          </draw:text-box>
        </draw:frame>
        <draw:frame draw:style-name="gr5" draw:text-style-name="P5" draw:layer="layout" svg:width="0.786cm" svg:height="0.814cm" svg:x="9.851cm" svg:y="4.715cm">
          <draw:text-box>
            <text:p text:style-name="P4"><text:span text:style-name="T1">6</text:span></text:p>
          </draw:text-box>
        </draw:frame>
        <draw:frame draw:style-name="gr5" draw:text-style-name="P7" draw:layer="layout" svg:width="1.311cm" svg:height="0.814cm" svg:x="9.851cm" svg:y="6.615cm">
          <draw:text-box>
            <text:p text:style-name="P6"><text:span text:style-name="T2">x=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01:37:59.290000000</meta:creation-date>
    <dc:date>2021-11-13T02:25:38.563000000</dc:date>
    <meta:editing-duration>PT5M57S</meta:editing-duration>
    <meta:editing-cycles>1</meta:editing-cycles>
    <meta:document-statistic meta:object-count="38"/>
    <meta:generator>LibreOffice/6.3.2.2$Windows_X86_64 LibreOffice_project/98b30e735bda24bc04ab42594c85f7fd8be07b9c</meta:generator>
  </office:meta>
</office:document-meta>
</file>